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2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VIOLETA RAMIREZ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CONSORCIO AGROVETERINARIO LAS VIOLETAS S.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IQT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6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PORRAS ACOSTA, MOISES GUILLERM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MESONES PEREZ JIMMY POOL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77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77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/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ACL-1157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/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/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5T21:16:04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